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ab3f" officeooo:paragraph-rsid="0007ab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ot cell box:</text:p>
      <text:p text:style-name="P1"><text:s text:c="11"/>width x height <text:s/>( <text:s text:c="2"/>llx, <text:s/>lly <text:s/>), ( <text:s text:c="2"/>urx, <text:s/>ury <text:s/>) <text:s/>area (units^2)</text:p>
      <text:p text:style-name="P1"/>
      <text:p text:style-name="P1">microns: <text:s/>185.40 x 165.30 <text:s/>(-106.80, -118.80), ( 78.60, <text:s/>46.50) <text:s/>30646.62 <text:s/></text:p>
      <text:p text:style-name="P1">lambda: <text:s text:c="5"/>618 x 551 <text:s text:c="4"/>( <text:s/>-356, -396 <text:s/>), ( <text:s text:c="2"/>262, <text:s/>155 <text:s/>) <text:s/>340518 <text:s text:c="3"/></text:p>
      <text:p text:style-name="P1"/>
      <text:p text:style-name="P1"/>
      <text:p text:style-name="P1"/>
      <text:p text:style-name="P1">% source basic-test.irsim</text:p>
      <text:p text:style-name="P1">Y=01111111 Shamt=001 A=11111111 arith=0 right=1 time=100.000000ns</text:p>
      <text:p text:style-name="P1"/>
      <text:p text:style-name="P1">Y=00011110 Shamt=001 A=00001111 arith=0 right=0 time=200.000000ns</text:p>
      <text:p text:style-name="P1"/>
      <text:p text:style-name="P1">Y=00111100 Shamt=010 A=00001111 arith=0 right=0 time=300.000000ns</text:p>
      <text:p text:style-name="P1"/>
      <text:p text:style-name="P1">Y=00001100 Shamt=010 A=00000011 arith=0 right=0 time=400.000000ns</text:p>
      <text:p text:style-name="P1"/>
      <text:p text:style-name="P1">Y=11110000 Shamt=100 A=00001111 arith=0 right=0 time=500.000000ns</text:p>
      <text:p text:style-name="P1"/>
      <text:p text:style-name="P1">Y=00110000 Shamt=100 A=00000011 arith=0 right=0 time=600.000000ns</text:p>
      <text:p text:style-name="P1"/>
      <text:p text:style-name="P1">Y=11100000 Shamt=101 A=10101111 arith=0 right=0 time=700.000000ns</text:p>
      <text:p text:style-name="P1"/>
      <text:p text:style-name="P1">Y=01010111 Shamt=001 A=10101111 arith=0 right=1 time=800.000000ns</text:p>
      <text:p text:style-name="P1"/>
      <text:p text:style-name="P1">Y=00101011 Shamt=010 A=10101111 arith=0 right=1 time=900.000000ns</text:p>
      <text:p text:style-name="P1"/>
      <text:p text:style-name="P1">Y=00101100 Shamt=010 A=10110011 arith=0 right=1 time=1000.000000ns</text:p>
      <text:p text:style-name="P1"/>
      <text:p text:style-name="P1">Y=00000000 Shamt=100 A=00001111 arith=0 right=1 time=1100.000000ns</text:p>
      <text:p text:style-name="P1"/>
      <text:p text:style-name="P1">Y=00001011 Shamt=100 A=10110011 arith=0 right=1 time=1200.000000ns</text:p>
      <text:p text:style-name="P1"/>
      <text:p text:style-name="P1">Y=11010111 Shamt=001 A=10101111 arith=1 right=1 time=1300.000000ns</text:p>
      <text:p text:style-name="P1"/>
      <text:p text:style-name="P1">Y=11101011 Shamt=010 A=10101111 arith=1 right=1 time=1400.000000ns</text:p>
      <text:p text:style-name="P1"/>
      <text:p text:style-name="P1">Y=11101100 Shamt=010 A=10110011 arith=1 right=1 time=1500.000000ns</text:p>
      <text:p text:style-name="P1"/>
      <text:p text:style-name="P1">Y=11111010 Shamt=100 A=10101111 arith=1 right=1 time=1600.000000ns</text:p>
      <text:p text:style-name="P1"/>
      <text:p text:style-name="P1">Y=11111011 Shamt=100 A=10110011 arith=1 right=1 time=1700.000000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4:30:58.491127996</meta:creation-date>
    <meta:editing-duration>PT27S</meta:editing-duration>
    <meta:editing-cycles>2</meta:editing-cycles>
    <meta:generator>LibreOffice/5.1.6.2.0$Linux_X86_64 LibreOffice_project/10$Build-2</meta:generator>
    <dc:date>2017-05-03T14:31:18.231077756</dc:date>
    <meta:document-statistic meta:table-count="0" meta:image-count="0" meta:object-count="0" meta:page-count="1" meta:paragraph-count="22" meta:word-count="144" meta:character-count="1377" meta:non-whitespace-character-count="1208"/>
  </office:meta>
</office:document-meta>
</file>